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body>
    <office:spreadsheet>
      <table:table table:name="Sheet1">
        <table:table-row>
          <table:table-cell office:value-type="string">
            <text:p>All 3 enquiry pages are created and registered in the app router. Here's what was built:</text:p>
          </table:table-cell>
        </table:table-row>
        <table:table-row>
          <table:table-cell office:value-type="string">
            <text:p>## Files Created</text:p>
          </table:table-cell>
        </table:table-row>
        <table:table-row>
          <table:table-cell office:value-type="string">
            <text:p>### 1. `/client/src/pages/enquiries.tsx` (278 lines)</text:p>
          </table:table-cell>
        </table:table-row>
        <table:table-row>
          <table:table-cell office:value-type="string">
            <text:p>- **Pipeline stats cards** at the top fetched from `/api/enquiries/stats/pipeline` — clickable to filter by status</text:p>
          </table:table-cell>
        </table:table-row>
        <table:table-row>
          <table:table-cell office:value-type="string">
            <text:p>- **Filter bar** with search input</text:p>
          </table:table-cell>
          <table:table-cell office:value-type="string">
            <text:p>status dropdown</text:p>
          </table:table-cell>
          <table:table-cell office:value-type="string">
            <text:p>and urgency dropdown</text:p>
          </table:table-cell>
        </table:table-row>
        <table:table-row>
          <table:table-cell office:value-type="string">
            <text:p>- **Card-based list** showing client name</text:p>
          </table:table-cell>
          <table:table-cell office:value-type="string">
            <text:p>property address</text:p>
          </table:table-cell>
          <table:table-cell office:value-type="string">
            <text:p>description (truncated)</text:p>
          </table:table-cell>
          <table:table-cell office:value-type="string">
            <text:p>urgency badge</text:p>
          </table:table-cell>
          <table:table-cell office:value-type="string">
            <text:p>status badge</text:p>
          </table:table-cell>
          <table:table-cell office:value-type="string">
            <text:p>source badge with icon</text:p>
          </table:table-cell>
          <table:table-cell office:value-type="string">
            <text:p>created date</text:p>
          </table:table-cell>
          <table:table-cell office:value-type="string">
            <text:p>and assigned-to name</text:p>
          </table:table-cell>
        </table:table-row>
        <table:table-row>
          <table:table-cell office:value-type="string">
            <text:p>- Color-coded badges: emergency=red</text:p>
          </table:table-cell>
          <table:table-cell office:value-type="string">
            <text:p>urgent=amber</text:p>
          </table:table-cell>
          <table:table-cell office:value-type="string">
            <text:p>standard=blue</text:p>
          </table:table-cell>
          <table:table-cell office:value-type="string">
            <text:p>flexible=gray; status uses blue/purple/indigo/orange/green/red/gray</text:p>
          </table:table-cell>
        </table:table-row>
        <table:table-row>
          <table:table-cell office:value-type="string">
            <text:p>- Empty state with contextual message based on active filters</text:p>
          </table:table-cell>
        </table:table-row>
        <table:table-row>
          <table:table-cell office:value-type="string">
            <text:p>- Click card → navigates to `/enquiries/:id`</text:p>
          </table:table-cell>
        </table:table-row>
        <table:table-row>
          <table:table-cell office:value-type="string">
            <text:p>- "+ New Enquiry" button → `/enquiries/new`</text:p>
          </table:table-cell>
        </table:table-row>
        <table:table-row>
          <table:table-cell office:value-type="string">
            <text:p>### 2. `/client/src/pages/create-enquiry.tsx` (471 lines)</text:p>
          </table:table-cell>
        </table:table-row>
        <table:table-row>
          <table:table-cell office:value-type="string">
            <text:p>- **Client search/select** with typeahead dropdown (same pattern as create-job)</text:p>
          </table:table-cell>
        </table:table-row>
        <table:table-row>
          <table:table-cell office:value-type="string">
            <text:p>- **Property select** fetched from `/api/clients/:id` when client is selected</text:p>
          </table:table-cell>
        </table:table-row>
        <table:table-row>
          <table:table-cell office:value-type="string">
            <text:p>- **Source dropdown** (phone</text:p>
          </table:table-cell>
          <table:table-cell office:value-type="string">
            <text:p>email</text:p>
          </table:table-cell>
          <table:table-cell office:value-type="string">
            <text:p>website</text:p>
          </table:table-cell>
          <table:table-cell office:value-type="string">
            <text:p>referral</text:p>
          </table:table-cell>
          <table:table-cell office:value-type="string">
            <text:p>repeat_customer</text:p>
          </table:table-cell>
          <table:table-cell office:value-type="string">
            <text:p>client_portal)</text:p>
          </table:table-cell>
        </table:table-row>
        <table:table-row>
          <table:table-cell office:value-type="string">
            <text:p>- **Description textarea** (required)</text:p>
          </table:table-cell>
          <table:table-cell office:value-type="string">
            <text:p>**Client Requirements textarea**</text:p>
          </table:table-cell>
          <table:table-cell office:value-type="string">
            <text:p>**Budget Indication input**</text:p>
          </table:table-cell>
        </table:table-row>
        <table:table-row>
          <table:table-cell office:value-type="string">
            <text:p>- **Urgency select** with emoji indicators</text:p>
          </table:table-cell>
        </table:table-row>
        <table:table-row>
          <table:table-cell office:value-type="string">
            <text:p>- **Preferred Dates** text input</text:p>
          </table:table-cell>
        </table:table-row>
        <table:table-row>
          <table:table-cell office:value-type="string">
            <text:p>- **Assigned To** dropdown (fetches `/api/users`</text:p>
          </table:table-cell>
          <table:table-cell office:value-type="string">
            <text:p>filters to admin/surveyor/works_manager roles)</text:p>
          </table:table-cell>
        </table:table-row>
        <table:table-row>
          <table:table-cell office:value-type="string">
            <text:p>- Submit → POST `/api/enquiries` → navigates to detail page</text:p>
          </table:table-cell>
        </table:table-row>
        <table:table-row>
          <table:table-cell office:value-type="string">
            <text:p>- Cancel → back to `/enquiries`</text:p>
          </table:table-cell>
        </table:table-row>
        <table:table-row>
          <table:table-cell office:value-type="string">
            <text:p>- Full validation with toast error messages</text:p>
          </table:table-cell>
        </table:table-row>
        <table:table-row>
          <table:table-cell office:value-type="string">
            <text:p>### 3. `/client/src/pages/enquiry-detail.tsx` (778 lines)</text:p>
          </table:table-cell>
        </table:table-row>
        <table:table-row>
          <table:table-cell office:value-type="string">
            <text:p>- **Header** with status + urgency badges</text:p>
          </table:table-cell>
          <table:table-cell office:value-type="string">
            <text:p>created date</text:p>
          </table:table-cell>
          <table:table-cell office:value-type="string">
            <text:p>assignment info</text:p>
          </table:table-cell>
        </table:table-row>
        <table:table-row>
          <table:table-cell office:value-type="string">
            <text:p>- **Pipeline status tracker** — visual stepper showing progression through stages (with green checkmarks for past stages)</text:p>
          </table:table-cell>
        </table:table-row>
        <table:table-row>
          <table:table-cell office:value-type="string">
            <text:p>- **Client info card** with clickable email/phone links</text:p>
          </table:table-cell>
        </table:table-row>
        <table:table-row>
          <table:table-cell office:value-type="string">
            <text:p>- **Property info card** with name</text:p>
          </table:table-cell>
          <table:table-cell office:value-type="string">
            <text:p>address</text:p>
          </table:table-cell>
          <table:table-cell office:value-type="string">
            <text:p>postcode</text:p>
          </table:table-cell>
        </table:table-row>
        <table:table-row>
          <table:table-cell office:value-type="string">
            <text:p>- **Enquiry details card** with description</text:p>
          </table:table-cell>
          <table:table-cell office:value-type="string">
            <text:p>requirements</text:p>
          </table:table-cell>
          <table:table-cell office:value-type="string">
            <text:p>budget</text:p>
          </table:table-cell>
          <table:table-cell office:value-type="string">
            <text:p>source</text:p>
          </table:table-cell>
          <table:table-cell office:value-type="string">
            <text:p>preferred dates</text:p>
          </table:table-cell>
          <table:table-cell office:value-type="string">
            <text:p>last updated</text:p>
          </table:table-cell>
        </table:table-row>
        <table:table-row>
          <table:table-cell office:value-type="string">
            <text:p>- **Action buttons** context-sensitive to current status:</text:p>
          </table:table-cell>
        </table:table-row>
        <table:table-row>
          <table:table-cell office:value-type="string">
            <text:p>- `new`: Book Survey</text:p>
          </table:table-cell>
          <table:table-cell office:value-type="string">
            <text:p>Create Quote</text:p>
          </table:table-cell>
          <table:table-cell office:value-type="string">
            <text:p>Mark Lost</text:p>
          </table:table-cell>
          <table:table-cell office:value-type="string">
            <text:p>Cancel</text:p>
          </table:table-cell>
        </table:table-row>
        <table:table-row>
          <table:table-cell office:value-type="string">
            <text:p>- `survey_booked`: View Survey link</text:p>
          </table:table-cell>
        </table:table-row>
        <table:table-row>
          <table:table-cell office:value-type="string">
            <text:p>- `survey_complete`: Create Quote</text:p>
          </table:table-cell>
        </table:table-row>
        <table:table-row>
          <table:table-cell office:value-type="string">
            <text:p>- `quote_sent`: Mark Won</text:p>
          </table:table-cell>
          <table:table-cell office:value-type="string">
            <text:p>Mark Lost</text:p>
          </table:table-cell>
        </table:table-row>
        <table:table-row>
          <table:table-cell office:value-type="string">
            <text:p>- **Book Survey dialog** — select surveyor + survey type</text:p>
          </table:table-cell>
        </table:table-row>
        <table:table-row>
          <table:table-cell office:value-type="string">
            <text:p>- **Mark Lost dialog** — requires reason text</text:p>
          </table:table-cell>
        </table:table-row>
        <table:table-row>
          <table:table-cell office:value-type="string">
            <text:p>- **Edit dialog** — modify description</text:p>
          </table:table-cell>
          <table:table-cell office:value-type="string">
            <text:p>requirements</text:p>
          </table:table-cell>
          <table:table-cell office:value-type="string">
            <text:p>budget</text:p>
          </table:table-cell>
          <table:table-cell office:value-type="string">
            <text:p>urgency</text:p>
          </table:table-cell>
          <table:table-cell office:value-type="string">
            <text:p>preferred dates</text:p>
          </table:table-cell>
        </table:table-row>
        <table:table-row>
          <table:table-cell office:value-type="string">
            <text:p>- **Delete dialog** with confirmation</text:p>
          </table:table-cell>
        </table:table-row>
        <table:table-row>
          <table:table-cell office:value-type="string">
            <text:p>- Proper cache invalidation on all mutations</text:p>
          </table:table-cell>
        </table:table-row>
        <table:table-row>
          <table:table-cell office:value-type="string">
            <text:p>### Route Registration</text:p>
          </table:table-cell>
        </table:table-row>
        <table:table-row>
          <table:table-cell office:value-type="string">
            <text:p>Added imports and routes to `App.tsx`:</text:p>
          </table:table-cell>
        </table:table-row>
        <table:table-row>
          <table:table-cell office:value-type="string">
            <text:p>- `/enquiries` → Enquiries list</text:p>
          </table:table-cell>
        </table:table-row>
        <table:table-row>
          <table:table-cell office:value-type="string">
            <text:p>- `/enquiries/new` → CreateEnquiry form</text:p>
          </table:table-cell>
        </table:table-row>
        <table:table-row>
          <table:table-cell office:value-type="string">
            <text:p>- `/enquiries/:id` → EnquiryDetail page</text:p>
          </table:table-cell>
        </table:table-row>
        <table:table-row>
          <table:table-cell office:value-type="string">
            <text:p>TypeScript compilation passed with no errors. All pages follow the existing project patterns (useQuery</text:p>
          </table:table-cell>
          <table:table-cell office:value-type="string">
            <text:p>fetch with credentials</text:p>
          </table:table-cell>
          <table:table-cell office:value-type="string">
            <text:p>shadcn/ui</text:p>
          </table:table-cell>
          <table:table-cell office:value-type="string">
            <text:p>wouter</text:p>
          </table:table-cell>
          <table:table-cell office:value-type="string">
            <text:p>lucide-react icons</text:p>
          </table:table-cell>
          <table:table-cell office:value-type="string">
            <text:p>date-fns)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table="urn:oasis:names:tc:opendocument:xmlns:table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styles>
    <style:style style:name="Standard" style:family="paragraph"/>
    <style:style style:name="Heading_20_1" style:display-name="Heading 1" style:family="paragraph">
      <style:text-properties fo:font-weight="bold" fo:font-size="18pt"/>
    </style:style>
  </office:styles>
</office:document-styles>
</file>

<file path=meta.xml><?xml version="1.0" encoding="utf-8"?>
<office:document-meta xmlns:office="urn:oasis:names:tc:opendocument:xmlns:office:1.0" office:version="1.2">
  <office:meta/>
</office:document-meta>
</file>